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C"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3.4493in" table:align="left" style:writing-mode="lr-tb"/>
    </style:style>
    <style:style style:name="Table3.A" style:family="table-column">
      <style:table-column-properties style:column-width="0.541in"/>
    </style:style>
    <style:style style:name="Table3.B" style:family="table-column">
      <style:table-column-properties style:column-width="0.55in"/>
    </style:style>
    <style:style style:name="Table3.C" style:family="table-column">
      <style:table-column-properties style:column-width="2.3583in"/>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4.6792in" table:align="left" style:writing-mode="lr-tb"/>
    </style:style>
    <style:style style:name="Table5.A" style:family="table-column">
      <style:table-column-properties style:column-width="0.5382in"/>
    </style:style>
    <style:style style:name="Table5.B" style:family="table-column">
      <style:table-column-properties style:column-width="0.7861in"/>
    </style:style>
    <style:style style:name="Table5.F" style:family="table-column">
      <style:table-column-properties style:column-width="0.9965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F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6" style:family="table">
      <style:table-properties style:width="4.9174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95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Preformatted_20_Text">
      <style:paragraph-properties fo:margin-top="0in" fo:margin-bottom="0.1965in"/>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33638176">
          <text:insertion>
            <office:change-info>
              <dc:creator>Bob Jacobsen</dc:creator>
              <dc:date>2010-10-08T22:07:00</dc:date>
            </office:change-info>
          </text:insertion>
        </text:changed-region>
        <text:changed-region text:id="ct557576704">
          <text:format-change>
            <office:change-info>
              <dc:creator>Bob Jacobsen</dc:creator>
              <dc:date>2010-10-18T10:58:00</dc:date>
            </office:change-info>
          </text:format-change>
        </text:changed-region>
        <text:changed-region text:id="ct633638672">
          <text:insertion>
            <office:change-info>
              <dc:creator>Bob Jacobsen</dc:creator>
              <dc:date>2010-10-15T12:10:00</dc:date>
            </office:change-info>
          </text:insertion>
        </text:changed-region>
        <text:changed-region text:id="ct633638768">
          <text:deletion>
            <office:change-info>
              <dc:creator>Bob Jacobsen</dc:creator>
              <dc:date>2010-10-08T22:07:00</dc:date>
            </office:change-info>
            <text:h text:style-name="Heading_20_2" text:outline-level="2">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275203992"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2" text:outline-level="2"/>
          </text:deletion>
        </text:changed-region>
        <text:changed-region text:id="ct570217968">
          <text:insertion>
            <office:change-info>
              <dc:creator>Bob Jacobsen</dc:creator>
              <dc:date>2010-10-15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633638176"/>Introduction</text:h>
      <text:p text:style-name="Standard">This Technical Note contains informative discussion and background for the corresponding “OpenLCB Unique Identifiers Specification”. This explanation is not normative in any way.</text:p>
      <text:p text:style-name="Standard">Originally, OpenLCB was written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for node IDs. <text:s/></text:p>
      <text:p text:style-name="Standard">Note that a node ID must be <text:change-start text:change-id="ct557576704"/><text:span text:style-name="T6">truly</text:span><text:change-end text:change-id="ct557576704"/> unique, in the sense that it's ID can't be used either for another node nor for any other purpose.</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p text:style-name="Text_20_body"/>
      <text:h text:style-name="Heading_20_2" text:outline-level="2">References and Context</text:h>
      <text:h text:style-name="Heading_20_2" text:outline-level="2">Format</text:h>
      <text:p text:style-name="Standard">The specification doesn't require any particular human-readable format, but hex-pairs with separators are strongly suggested, e.g. 01.AB.34.01.CD.E3; decimal pairs could also be used, but in that case it's important to provide a way to know which is use.</text:p>
      <text:p text:style-name="Standard"/>
      <text:p text:style-name="Standard">Discuss who's responsible for ID uniqueness. <text:s/>“Last constructor”, e.g. person who assembles and configures a kit?</text:p>
      <text:p text:style-name="Standard"><text:soft-page-break/>Make it clear that there are many methods to store the ID, and that's not constrained by the Standard.</text:p>
      <text:p text:style-name="Standard">If the user is involved in determining the Node ID, e.g. by setting switches, the node has to provide a user-visible way to indicating a duplicate has been seen, and must implement the relevant wire-protocol-specific methods for detecting duplicate node IDs.s</text:p>
      <text:p text:style-name="Standard"><text:change-end text:change-id="ct633638176"/><text:change-start text:change-id="ct633638672"/></text:p>
      <text:h text:style-name="Heading_20_2" text:outline-level="2"><text:change-end text:change-id="ct633638672"/><text:change text:change-id="ct633638768"/><text:change-start text:change-id="ct570217968"/>Allocation</text:h>
      <text:p text:style-name="Standard">Unique IDs are assigned via a delegation process. At the highest level, number ranges are assigned to people and organizations, within which they are responsible for assigning unique numbers to separate devices. These ranges can be subdivided and delegated further, as needed. Additional ranges can then be requested, which will be recorded here or eventually in some online system accessible to anybody. </text:p>
      <text:p text:style-name="Standard">Anyone may request a block of IDs of a suitable size, which are then automatically assigned. It is preferred that this be an easy process, perhaps just filling out a web form, so that people can rapidly obtain and use unique IDs. For now, all assignments are documented in a web-accessible spreadsheet (.ods) (.pdf).</text:p>
      <text:p text:style-name="Standard">In addition to ranges directly delegated by the central authority, there are several special-case populations of modules: </text:p>
      <text:list xml:id="list2176995656" text:style-name="L2">
        <text:list-item>
          <text:p text:style-name="P19">Numbers assigned by manufacturers </text:p>
        </text:list-item>
        <text:list-item>
          <text:p text:style-name="P19">Numbers assigned by members of organized groups </text:p>
        </text:list-item>
        <text:list-item>
          <text:p text:style-name="P19">Numbers assigned by do-it-yourself hobbyists </text:p>
        </text:list-item>
        <text:list-item>
          <text:p text:style-name="P19">Numbers assigned by software at run-time </text:p>
        </text:list-item>
      </text:list>
      <text:p text:style-name="Standard">One of the reasons for having a long, 48-bit NID space is to make it easier to have alternative approaches like this. Particular assignments for these populations are discussed below. In each table, the blank bytes on the left (most significant bytes) will be assigned fixed values for distinguishing the various types. </text:p>
      <text:p text:style-name="Standard">In these delegated assignments, the lower order byte(s) are self-assigned. The values of zero is reserved, indicating that a number within the range hasn't been assigned. </text:p>
      <text:h text:style-name="Heading_20_3" text:outline-level="3">Numbers assigned by manufacturers</text:h>
      <text:p text:style-name="Standard">As an initial simplification, and to encourage manufacturers to adopt OpenLCB, a group of 2^24 addresses will be assigned to each manufacturer with an NMRA manufacturer ID number. Manufacturers can assign a board any Node ID number from within their range so long as each number is only assigned to at most one node.</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Standard">Byte 1</text:p>
          </table:table-cell>
          <table:table-cell table:style-name="Table7.A1" office:value-type="string">
            <text:p text:style-name="Standard">Byte 2</text:p>
          </table:table-cell>
          <table:table-cell table:style-name="Table7.A1" office:value-type="string">
            <text:p text:style-name="Standard">Byte 3</text:p>
          </table:table-cell>
          <table:table-cell table:style-name="Table7.A1" office:value-type="string">
            <text:p text:style-name="Standard">Byte 4</text:p>
          </table:table-cell>
          <table:table-cell table:style-name="Table7.A1" office:value-type="string">
            <text:p text:style-name="Standard">Byte 5</text:p>
          </table:table-cell>
          <table:table-cell table:style-name="Table7.F1" office:value-type="string">
            <text:p text:style-name="Standard">Byte 6</text:p>
          </table:table-cell>
        </table:table-row>
        <table:table-row>
          <table:table-cell table:style-name="Table7.A2" office:value-type="string">
            <text:p text:style-name="Standard">0x02</text:p>
          </table:table-cell>
          <table:table-cell table:style-name="Table7.A2" office:value-type="string">
            <text:p text:style-name="Standard">0x01</text:p>
          </table:table-cell>
          <table:table-cell table:style-name="Table7.A2" office:value-type="string">
            <text:p text:style-name="Standard">Mfg ID byte</text:p>
          </table:table-cell>
          <table:table-cell table:style-name="Table7.A2" office:value-type="string">
            <text:p text:style-name="Standard">self-assigned</text:p>
          </table:table-cell>
          <table:table-cell table:style-name="Table7.A2" office:value-type="string">
            <text:p text:style-name="Standard">self-assigned</text:p>
          </table:table-cell>
          <table:table-cell table:style-name="Table7.F2" office:value-type="string">
            <text:p text:style-name="Standard">self-assigned</text:p>
          </table:table-cell>
        </table:table-row>
      </table:table>
      <text:p text:style-name="Standard"><text:soft-page-break/>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Numbers assigned by members of organized groups</text:h>
      <text:p text:style-name="Standard">MERG kit builders and others would like to assign their own numbers without going through a complicated process. To make this possible without any interaction with anybody, these people are assigned number ranges that involve their member number in the organization. A member may assign any number from this range to the node(s) they produce, provided that each number is assigned to at most one node. A range of 255 numb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p>
      <table:table table:name="Table2" table:style-name="Table2">
        <table:table-column table:style-name="Table2.A" table:number-columns-repeated="2"/>
        <table:table-column table:style-name="Table2.C" table:number-columns-repeated="3"/>
        <table:table-column table:style-name="Table2.F"/>
        <table:table-row>
          <table:table-cell table:style-name="Table2.A1" office:value-type="string">
            <text:p text:style-name="Standard">Byte 1</text:p>
          </table:table-cell>
          <table:table-cell table:style-name="Table2.A1" office:value-type="string">
            <text:p text:style-name="Standard">Byte 2</text:p>
          </table:table-cell>
          <table:table-cell table:style-name="Table2.A1" office:value-type="string">
            <text:p text:style-name="Standard">Byte 3</text:p>
          </table:table-cell>
          <table:table-cell table:style-name="Table2.A1" office:value-type="string">
            <text:p text:style-name="Standard">Byte 4</text:p>
          </table:table-cell>
          <table:table-cell table:style-name="Table2.A1" office:value-type="string">
            <text:p text:style-name="Standard">Byte 5</text:p>
          </table:table-cell>
          <table:table-cell table:style-name="Table2.F1" office:value-type="string">
            <text:p text:style-name="Standard">Byte 6</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A2" office:value-type="string">
            <text:p text:style-name="Standard">member number</text:p>
          </table:table-cell>
          <table:table-cell table:style-name="Table2.A2" office:value-type="string">
            <text:p text:style-name="Standard">member number</text:p>
          </table:table-cell>
          <table:table-cell table:style-name="Table2.A2" office:value-type="string">
            <text:p text:style-name="Standard">member number</text:p>
          </table:table-cell>
          <table:table-cell table:style-name="Table2.F2" office:value-type="string">
            <text:p text:style-name="Standard">Self-assigned</text:p>
          </table:table-cell>
        </table:table-row>
      </table:table>
      <text:p text:style-name="Standard"/>
      <text:p text:style-name="Standard">Specific leading bytes are documented in the spreadsheet (.ods) (.pdf), but the first two assignments are:</text:p>
      <table:table table:name="Table3" table:style-name="Table3">
        <table:table-column table:style-name="Table3.A"/>
        <table:table-column table:style-name="Table3.B"/>
        <table:table-column table:style-name="Table3.C"/>
        <table:table-row>
          <table:table-cell table:style-name="Table3.A1" office:value-type="string">
            <text:p text:style-name="Standard">Byte 1</text:p>
          </table:table-cell>
          <table:table-cell table:style-name="Table3.A1" office:value-type="string">
            <text:p text:style-name="Standard">Byte 2</text:p>
          </table:table-cell>
          <table:table-cell table:style-name="Table3.C1" office:value-type="string">
            <text:p text:style-name="Standard">Group</text:p>
          </table:table-cell>
        </table:table-row>
        <table:table-row>
          <table:table-cell table:style-name="Table3.A2" office:value-type="string">
            <text:p text:style-name="Standard">0x03</text:p>
          </table:table-cell>
          <table:table-cell table:style-name="Table3.A2" office:value-type="string">
            <text:p text:style-name="Standard">0x01</text:p>
          </table:table-cell>
          <table:table-cell table:style-name="Table3.C2" office:value-type="string">
            <text:p text:style-name="Standard">NMRA</text:p>
          </table:table-cell>
        </table:table-row>
        <table:table-row>
          <table:table-cell table:style-name="Table3.A2" office:value-type="string">
            <text:p text:style-name="Standard">0x03</text:p>
          </table:table-cell>
          <table:table-cell table:style-name="Table3.A2" office:value-type="string">
            <text:p text:style-name="Standard">0x02</text:p>
          </table:table-cell>
          <table:table-cell table:style-name="Table3.C2" office:value-type="string">
            <text:p text:style-name="Standard">MERG</text:p>
          </table:table-cell>
        </table:table-row>
      </table:table>
      <text:p text:style-name="Standard"/>
      <text:h text:style-name="Heading_20_3" text:outline-level="3">Numbers assigned by software at run-time</text:h>
      <text:p text:style-name="Standard">Programs that act as one or more OpenLCB nodes need to associate unique NIDs with them. For licensed software, where a unique key can be associated with each instance of the program, this is easy: Use the manufacturer space defined above, and generate the lower bits of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text:soft-page-break/>If the computer has a global IP address (not part of one of the four non-global IP ranges), that can be used initially. </text:p>
      <table:table table:name="Table5" table:style-name="Table5">
        <table:table-column table:style-name="Table5.A"/>
        <table:table-column table:style-name="Table5.B" table:number-columns-repeated="4"/>
        <table:table-column table:style-name="Table5.F"/>
        <table:table-row>
          <table:table-cell table:style-name="Table5.A1" office:value-type="string">
            <text:p text:style-name="Standard">Byte 1</text:p>
          </table:table-cell>
          <table:table-cell table:style-name="Table5.A1" office:value-type="string">
            <text:p text:style-name="Standard">Byte 2</text:p>
          </table:table-cell>
          <table:table-cell table:style-name="Table5.A1" office:value-type="string">
            <text:p text:style-name="Standard">Byte 3</text:p>
          </table:table-cell>
          <table:table-cell table:style-name="Table5.A1" office:value-type="string">
            <text:p text:style-name="Standard">Byte 4</text:p>
          </table:table-cell>
          <table:table-cell table:style-name="Table5.A1" office:value-type="string">
            <text:p text:style-name="Standard">Byte 5</text:p>
          </table:table-cell>
          <table:table-cell table:style-name="Table5.F1" office:value-type="string">
            <text:p text:style-name="Standard">Byte 6</text:p>
          </table:table-cell>
        </table:table-row>
        <table:table-row>
          <table:table-cell table:style-name="Table5.A2" office:value-type="string">
            <text:p text:style-name="Standard">0x04</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A2" office:value-type="string">
            <text:p text:style-name="Standard">IP number</text:p>
          </table:table-cell>
          <table:table-cell table:style-name="Table5.F2" office:value-type="string">
            <text:p text:style-name="Standard">self-assigned</text:p>
          </table:table-cell>
        </table:table-row>
      </table:table>
      <text:p text:style-name="Standard">Non-global IP addresses (see appendix) will require another algorithm. It may be as simple as requesting that the user get a number from one of the above spaces and provide it. If the software determines it has an internet connection, it could also request a unique allocation from a central source.</text:p>
      <text:p text:style-name="Standard">Use of time in nsec from some epoch; needs a prefix for e.g. manufacturer number in case of multiple programs coming up at some time? (You expect a collisions in nsec? Seriously?) </text:p>
      <text:p text:style-name="Preformatted_20_Text">There are three ranges of IP addresses that are "private":</text:p>
      <text:p text:style-name="Preformatted_20_Text"/>
      <text:p text:style-name="Preformatted_20_Text">10.0.0.0 - 10.255.255.255 (2^24 addresses)</text:p>
      <text:p text:style-name="Preformatted_20_Text">172.16.0.0 - 172.31.255.255 (2^16 addresses)</text:p>
      <text:p text:style-name="Preformatted_20_Text">192.168.0.0 - 192.168.255.255 (2^16 addresses)</text:p>
      <text:p text:style-name="Preformatted_20_Text"/>
      <text:p text:style-name="Preformatted_20_Text">In addition, a range is reserved for the Windows </text:p>
      <text:p text:style-name="Preformatted_20_Text">"Automatic Private IP Addressing" feature:</text:p>
      <text:p text:style-name="Preformatted_20_Text">169.254.0.0 -169.254.255.255 (2^16 addresses)</text:p>
      <text:p text:style-name="Preformatted_20_Text"/>
      <text:p text:style-name="Preformatted_20_Text">The A/B/C class system:</text:p>
      <text:p text:style-name="Preformatted_20_Text">A has 0XXX,XXXX in 1st octet (0-127) and allocates 24-bit ranges</text:p>
      <text:p text:style-name="Preformatted_20_Text">B has 10XX,XXXX in 1st octet (128-191) and allocates 16-bit ranges</text:p>
      <text:p text:style-name="Preformatted_20_Text">C has 110X,XXXX in 1st octet (192-223) and allocates 8-bit ranges</text:p>
      <text:p text:style-name="Preformatted_20_Text">D has 111X,XXXX in 1st octet (224-255) and is used for multicast, etc.</text:p>
      <text:p text:style-name="Preformatted_20_Text"/>
      <text:p text:style-name="Preformatted_20_Text">But the regularity this defines is used for routing, something not needed in the much smaller OpenLCB network.</text:p>
      <text:p text:style-name="Preformatted_20_Text"/>
      <text:p text:style-name="P10">EUI-48 addresses (used to be known as MAC addresses) are 46 bits (48, but two of them indicate global/local and other use).</text:p>
      <text:h text:style-name="Heading_20_3" text:outline-level="3">Numbers assigned using other's methods for assuring uniqueness</text:h>
      <text:p text:style-name="Standard">Other groups have defined mechanisms to ensure that node ID numbers or equivalent constructs are uniquely assigned. They may have e.g. non-technical reasons for wishing to use those same mechanisms to assign OpenLCB node IDs. Ranges of OpenLCB NIDs can be assigned to these, so that when people then use the group's mechanism to select a number within that range, the result will be a properly unique NID.</text:p>
      <text:p text:style-name="Standard">The first example of this is MERG CBUS developers. MERG CBUS has defined a “no cost” way of identifying unique 16-bit Node Number (NN) for CBUS use, perhaps with an option 16-bit “Layout Number”. People who wish to use this mechanism to allocate unique OpenLCB Node ID numbers can, without having to consult anybody, generate an OpenLCB Node ID from the unique CBUS number(s) as follows:</text:p>
      <table:table table:name="Table4" table:style-name="Table4">
        <table:table-column table:style-name="Table4.A" table:number-columns-repeated="6"/>
        <table:table-row>
          <table:table-cell table:style-name="Table4.A1" office:value-type="string">
            <text:p text:style-name="Standard">Byte 1</text:p>
          </table:table-cell>
          <table:table-cell table:style-name="Table4.A1" office:value-type="string">
            <text:p text:style-name="Standard">Byte 2</text:p>
          </table:table-cell>
          <table:table-cell table:style-name="Table4.A1" office:value-type="string">
            <text:p text:style-name="Standard">Byte 3</text:p>
          </table:table-cell>
          <table:table-cell table:style-name="Table4.A1" office:value-type="string">
            <text:p text:style-name="Standard">Byte 4</text:p>
          </table:table-cell>
          <table:table-cell table:style-name="Table4.A1" office:value-type="string">
            <text:p text:style-name="Standard">Byte 5</text:p>
          </table:table-cell>
          <table:table-cell table:style-name="Table4.F1" office:value-type="string">
            <text:p text:style-name="Standard">Byte 6</text:p>
          </table:table-cell>
        </table:table-row>
        <text:soft-page-break/>
        <table:table-row>
          <table:table-cell table:style-name="Table4.A2" office:value-type="string">
            <text:p text:style-name="Standard">0x03</text:p>
          </table:table-cell>
          <table:table-cell table:style-name="Table4.A2" office:value-type="string">
            <text:p text:style-name="Standard">0x05</text:p>
          </table:table-cell>
          <table:table-cell table:style-name="Table4.A2" office:value-type="string">
            <text:p text:style-name="Standard">Layout High</text:p>
          </table:table-cell>
          <table:table-cell table:style-name="Table4.A2" office:value-type="string">
            <text:p text:style-name="Standard">Layout Low</text:p>
          </table:table-cell>
          <table:table-cell table:style-name="Table4.A2" office:value-type="string">
            <text:p text:style-name="Standard">NN High</text:p>
          </table:table-cell>
          <table:table-cell table:style-name="Table4.F2" office:value-type="string">
            <text:p text:style-name="Standard">NN Low</text:p>
          </table:table-cell>
        </table:table-row>
      </table:table>
      <text:p text:style-name="Standard"/>
      <text:h text:style-name="Heading_20_3" text:outline-level="3">Number ranges assigned by request</text:h>
      <text:h text:style-name="Heading_20_3" text:outline-level="3">Reserved numbers</text:h>
      <text:p text:style-name="Standard">For error detection and future expansion, we reserve all numbers that start with either a 0x00 or 0xFF value.</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office:value-type="string">
            <text:p text:style-name="Standard">Byte 1</text:p>
          </table:table-cell>
          <table:table-cell table:style-name="Table6.A1" office:value-type="string">
            <text:p text:style-name="Standard">Byte 2</text:p>
          </table:table-cell>
          <table:table-cell table:style-name="Table6.A1" office:value-type="string">
            <text:p text:style-name="Standard">Byte 3</text:p>
          </table:table-cell>
          <table:table-cell table:style-name="Table6.A1" office:value-type="string">
            <text:p text:style-name="Standard">Byte 4</text:p>
          </table:table-cell>
          <table:table-cell table:style-name="Table6.A1" office:value-type="string">
            <text:p text:style-name="Standard">Byte 5</text:p>
          </table:table-cell>
          <table:table-cell table:style-name="Table6.F1" office:value-type="string">
            <text:p text:style-name="Standard">Byte 6</text:p>
          </table:table-cell>
        </table:table-row>
        <table:table-row>
          <table:table-cell table:style-name="Table6.A2" office:value-type="string">
            <text:p text:style-name="Standard">0x00</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F2" office:value-type="string">
            <text:p text:style-name="Standard">Any</text:p>
          </table:table-cell>
        </table:table-row>
        <table:table-row>
          <table:table-cell table:style-name="Table6.A2" office:value-type="string">
            <text:p text:style-name="Standard">0xFF</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A2" office:value-type="string">
            <text:p text:style-name="Standard">Any</text:p>
          </table:table-cell>
          <table:table-cell table:style-name="Table6.F2" office:value-type="string">
            <text:p text:style-name="Standard">Any</text:p>
          </table:table-cell>
        </table:table-row>
      </table:table>
      <text:p text:style-name="Standard"/>
      <text:p text:style-name="Standard">Node numbers starting with 0x00 can be used on a temporary basis for experimentation. In particular, an experimenter can use numbers in that range as a starting point, and then assign more permanent numbers before distributing nodes to others or using them in combination with nodes from others.</text:p>
      <text:p text:style-name="Standard"><text:change-end text:change-id="ct5702179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Format<text:tab/>1</text:p>
          <text:p text:style-name="P12"><text:s/>2.5 Allocation<text:tab/>2</text:p>
          <text:p text:style-name="P13"><text:s/>2.5.1 Numbers assigned by manufacturers<text:tab/>2</text:p>
          <text:p text:style-name="P13"><text:s/>2.5.2 Numbers assigned by members of organized groups<text:tab/>3</text:p>
          <text:p text:style-name="P13"><text:s/>2.5.3 Numbers assigned by software at run-time<text:tab/>3</text:p>
          <text:p text:style-name="P13"><text:s/>2.5.4 Numbers assigned using other's methods for assuring uniqueness<text:tab/>4</text:p>
          <text:p text:style-name="P13"><text:s/>2.5.5 Number ranges assigned by request<text:tab/>5</text:p>
          <text:p text:style-name="P13"><text:s/>2.5.6 Reserved numbers<text:tab/>5</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33646912">
            <text:deletion>
              <office:change-info>
                <dc:creator>Bob Jacobsen</dc:creator>
                <dc:date>2010-10-08T17:22:00</dc:date>
              </office:change-info>
              <text:p text:style-name="MP1">NMRA Technical Note (number)</text:p>
            </text:deletion>
          </text:changed-region>
          <text:changed-region text:id="ct633647056">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33646912"/><text:change-start text:change-id="ct633647056"/>OpenLCB-CAN Praesent Gravida Standard or Technical Note<text:change-end text:change-id="ct633647056"/></text:p>
      </style:header>
      <style:footer>
        <text:tracked-changes>
          <text:changed-region text:id="ct633643456">
            <text:deletion>
              <office:change-info>
                <dc:creator>Bob Jacobsen</dc:creator>
                <dc:date>2010-10-08T17:23:00</dc:date>
              </office:change-info>
              <text:p text:style-name="MP4"><text:span text:style-name="MT2">Title</text:span></text:p>
            </text:deletion>
          </text:changed-region>
          <text:changed-region text:id="ct633652960">
            <text:insertion>
              <office:change-info>
                <dc:creator>Bob Jacobsen</dc:creator>
                <dc:date>2010-10-08T17:23:00</dc:date>
              </office:change-info>
            </text:insertion>
          </text:changed-region>
          <text:changed-region text:id="ct633652384">
            <text:deletion>
              <office:change-info>
                <dc:creator>Bob Jacobsen</dc:creator>
                <dc:date>2010-10-08T17:23:00</dc:date>
              </office:change-info>
              <text:p text:style-name="MP4"><text:span text:style-name="MT3"><text:tab/></text:span></text:p>
            </text:deletion>
          </text:changed-region>
        </text:tracked-changes>
        <text:p text:style-name="MP4"><text:change text:change-id="ct633643456"/><text:change-start text:change-id="ct633652960"/><text:span text:style-name="MT2">Copyright 2010, by J. Day, D. Harris, B. Jacobsen, and A. Shepherd</text:span><text:change-end text:change-id="ct633652960"/><text:change text:change-id="ct633652384"/><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8T10:58:55.99">10/18/2010</text:date></text:span></text:span></text:p>
      </style:footer>
    </style:master-page>
    <style:master-page style:name="First_20_Page" style:display-name="First Page" style:page-layout-name="Mpm2" style:next-style-name="Standard">
      <style:header>
        <text:tracked-changes>
          <text:changed-region text:id="ct570940416">
            <text:deletion>
              <office:change-info>
                <dc:creator>Bob Jacobsen</dc:creator>
                <dc:date>2010-10-07T21:46:00</dc:date>
              </office:change-info>
              <text:p text:style-name="MP7"><text:span text:style-name="MT4">NMRA TECHNICAL NOTES</text:span></text:p>
            </text:deletion>
          </text:changed-region>
          <text:changed-region text:id="ct615315584">
            <text:insertion>
              <office:change-info>
                <dc:creator>Bob Jacobsen</dc:creator>
                <dc:date>2010-10-08T17:19:00</dc:date>
              </office:change-info>
            </text:insertion>
          </text:changed-region>
          <text:changed-region text:id="ct615315680">
            <text:insertion>
              <office:change-info>
                <dc:creator>Bob Jacobsen</dc:creator>
                <dc:date>2010-10-08T22:08:00</dc:date>
              </office:change-info>
            </text:insertion>
          </text:changed-region>
          <text:changed-region text:id="ct615317856">
            <text:deletion>
              <office:change-info>
                <dc:creator>Bob Jacobsen</dc:creator>
                <dc:date>2010-10-08T22:08:00</dc:date>
              </office:change-info>
              <text:p text:style-name="MP7">(title)</text:p>
            </text:deletion>
          </text:changed-region>
          <text:changed-region text:id="ct615317952">
            <text:insertion>
              <office:change-info>
                <dc:creator>Bob Jacobsen</dc:creator>
                <dc:date>2010-10-08T22:08:00</dc:date>
              </office:change-info>
            </text:insertion>
          </text:changed-region>
          <text:changed-region text:id="ct615316112">
            <text:deletion>
              <office:change-info>
                <dc:creator>Bob Jacobsen</dc:creator>
                <dc:date>2010-10-08T17:19:00</dc:date>
              </office:change-info>
              <text:p text:style-name="MP7">(date)</text:p>
            </text:deletion>
          </text:changed-region>
          <text:changed-region text:id="ct615321008">
            <text:insertion>
              <office:change-info>
                <dc:creator>Bob Jacobsen</dc:creator>
                <dc:date>2010-10-14T08:40:00</dc:date>
              </office:change-info>
            </text:insertion>
          </text:changed-region>
          <text:changed-region text:id="ct615316208">
            <text:deletion>
              <office:change-info>
                <dc:creator>Bob Jacobsen</dc:creator>
                <dc:date>2010-10-07T21:47:00</dc:date>
              </office:change-info>
              <text:p text:style-name="MP7">(number)</text:p>
            </text:deletion>
          </text:changed-region>
          <text:changed-region text:id="ct615315296">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70940416"/><text:change-start text:change-id="ct615315584"/>OpenLCB <text:change-end text:change-id="ct615315584"/><text:change-start text:change-id="ct615315680"/>Technical Note<text:change-end text:change-id="ct6153156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15317856"/><text:change-start text:change-id="ct615317952"/>OpenLCB Unique Identifiers<text:change-end text:change-id="ct61531795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15316112"/><text:change-start text:change-id="ct615321008"/><text:date style:data-style-name="N75" text:date-value="2010-10-18T10:58:55.99">Oct 18, 2010</text:date><text:change-end text:change-id="ct615321008"/></text:p>
            </table:table-cell>
            <table:table-cell table:style-name="Table1.C1" office:value-type="string">
              <text:p text:style-name="MP7"><text:change text:change-id="ct615316208"/><text:change-start text:change-id="ct615315296"/>Preliminary<text:change-end text:change-id="ct615315296"/></text:p>
            </table:table-cell>
          </table:table-row>
        </table:table>
        <text:p text:style-name="Header"/>
      </style:header>
      <style:footer>
        <text:tracked-changes>
          <text:changed-region text:id="ct649388592">
            <text:deletion>
              <office:change-info>
                <dc:creator>Bob Jacobsen</dc:creator>
                <dc:date>2010-10-07T21:47:00</dc:date>
              </office:change-info>
              <text:p text:style-name="MP8"><text:span text:style-name="MT5">90</text:span></text:p>
            </text:deletion>
          </text:changed-region>
          <text:changed-region text:id="ct557471872">
            <text:insertion>
              <office:change-info>
                <dc:creator>Bob Jacobsen</dc:creator>
                <dc:date>2010-10-07T21:47:00</dc:date>
              </office:change-info>
            </text:insertion>
          </text:changed-region>
          <text:changed-region text:id="ct615410304">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649388592"/><text:change-start text:change-id="ct557471872"/><text:span text:style-name="MT5">10</text:span><text:change-end text:change-id="ct557471872"/><text:span text:style-name="MT5">, by J. Day, D. Harris, B. Jacobsen, </text:span><text:change text:change-id="ct615410304"/><text:span text:style-name="MT5">and A. Shepherd<text:tab/></text:span><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0-10-18T10:58:55.99">10/18/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66</meta:editing-cycles>
    <meta:editing-duration>PT12H20M22S</meta:editing-duration>
    <meta:generator>OpenOffice.org/3.2$Unix OpenOffice.org_project/320m18$Build-9502</meta:generator>
    <dc:date>2010-10-18T10:58:56</dc:date>
    <dc:creator>Bob Jacobsen</dc:creator>
    <dc:subject> </dc:subject>
    <meta:document-statistic meta:table-count="7" meta:image-count="1" meta:object-count="0" meta:page-count="6" meta:paragraph-count="171" meta:word-count="1807" meta:character-count="10918"/>
    <meta:user-defined meta:name="Info 1"/>
    <meta:user-defined meta:name="Info 2"/>
    <meta:user-defined meta:name="Info 3"/>
    <meta:user-defined meta:name="Info 4"/>
  </office:meta>
</office:document-meta>
</file>